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text:soft-page-break/>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I woke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text:soft-page-break/>of them was a fake homeless guy because he was fat. <text:s/>Other fake homeless people are easy to spot because they don't talk like they have any actual personal issues on their mi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4T10:25:04.811000000</dc:date>
    <meta:editing-duration>PT56M52S</meta:editing-duration>
    <meta:editing-cycles>55</meta:editing-cycles>
    <meta:generator>LibreOffice/7.2.1.2$Windows_X86_64 LibreOffice_project/87b77fad49947c1441b67c559c339af8f3517e22</meta:generator>
    <meta:document-statistic meta:table-count="0" meta:image-count="0" meta:object-count="0" meta:page-count="195" meta:paragraph-count="2461" meta:word-count="127108" meta:character-count="704810" meta:non-whitespace-character-count="571349"/>
  </office:meta>
</office:document-meta>
</file>